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a3dd" officeooo:paragraph-rsid="0006a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count in section: <loext:page-count-range style:num-format="i">i</loext:page-count-rang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fsdgfs fsdggfsdgfs</meta:initial-creator>
    <meta:creation-date>2024-12-11T07:44:21.895290500</meta:creation-date>
    <dc:date>2025-02-25T08:25:17.911000000</dc:date>
    <meta:editing-duration>PT1M12S</meta:editing-duration>
    <meta:editing-cycles>2</meta:editing-cycles>
    <meta:generator>LibreOfficeDev/24.8.4.2$Windows_X86_64 LibreOffice_project/b25b6bfd3db60b2b4348f09241d835adb9b79787</meta:generator>
    <meta:document-statistic meta:table-count="0" meta:image-count="0" meta:object-count="0" meta:page-count="1" meta:paragraph-count="1" meta:word-count="5" meta:character-count="24" meta:non-whitespace-character-count="20"/>
  </office:meta>
</office:document-meta>
</file>